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Black" svg:font-family="LatoBlack, Arial, Helvetica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4517" officeooo:paragraph-rsid="00194517"/>
    </style:style>
    <style:style style:name="P2" style:family="paragraph" style:parent-style-name="Standard">
      <style:text-properties officeooo:rsid="001af508" officeooo:paragraph-rsid="001af508"/>
    </style:style>
    <style:style style:name="P3" style:family="paragraph" style:parent-style-name="Heading_20_4">
      <style:paragraph-properties fo:margin-top="0.1665in" fo:margin-bottom="0.3126in" loext:contextual-spacing="false" fo:line-height="110%" fo:text-align="center" style:justify-single-word="false" fo:orphans="2" fo:widows="2"/>
      <style:text-properties fo:text-transform="uppercase" fo:color="#234465" style:font-name="LatoBlack" fo:font-size="13.5pt" fo:letter-spacing="normal" fo:font-style="normal" fo:font-weight="bold" officeooo:rsid="00194517" officeooo:paragraph-rsid="00194517"/>
    </style:style>
    <style:style style:name="P4" style:family="paragraph" style:parent-style-name="Standard">
      <style:text-properties fo:font-weight="bold" officeooo:rsid="00194517" officeooo:paragraph-rsid="00194517" style:font-weight-asian="bold" style:font-weight-complex="bold"/>
    </style:style>
    <style:style style:name="P5" style:family="paragraph" style:parent-style-name="Standard">
      <style:text-properties fo:font-weight="bold" officeooo:rsid="001af508" officeooo:paragraph-rsid="001af508" style:font-weight-asian="bold" style:font-weight-complex="bold"/>
    </style:style>
    <style:style style:name="P6" style:family="paragraph" style:parent-style-name="Standard">
      <style:text-properties fo:font-weight="bold" officeooo:rsid="001e24ff" officeooo:paragraph-rsid="001e24ff" style:font-weight-asian="bold" style:font-weight-complex="bold"/>
    </style:style>
    <style:style style:name="P7" style:family="paragraph" style:parent-style-name="Standard">
      <style:text-properties officeooo:rsid="001af508" officeooo:paragraph-rsid="001af508"/>
    </style:style>
    <style:style style:name="P8" style:family="paragraph" style:parent-style-name="Standard">
      <style:text-properties fo:font-weight="normal" officeooo:rsid="001e24ff" officeooo:paragraph-rsid="001e24ff" style:font-weight-asian="normal" style:font-weight-complex="normal"/>
    </style:style>
    <style:style style:name="T1" style:family="text">
      <style:text-properties officeooo:rsid="001c6c89"/>
    </style:style>
    <style:style style:name="T2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4">BUILT-IN QUERY METHODS - LINQ</text:h>
      <text:p text:style-name="P4">1. Take two</text:p>
      <text:p text:style-name="P1">Create a program that read a sequence of integers. Finds all the uniue elemebts 10&lt;= n &lt;=20.</text:p>
      <text:p text:style-name="P1">Print the first two elements.</text:p>
      <text:p text:style-name="P1"/>
      <text:p text:style-name="P5">2. To upper</text:p>
      <text:p text:style-name="P2">Take a collection of strings. Turn them to uppercase and print them.</text:p>
      <text:p text:style-name="P2"/>
      <text:p text:style-name="P5">3. First name</text:p>
      <text:p text:style-name="P2">On the first line reads a collection of names. On the second line reads a collection of letters. <text:span text:style-name="T1">Sort them lexigographycaly</text:span>. Print the first name <text:span text:style-name="T1">that starts with one of these letters.</text:span></text:p>
      <text:p text:style-name="P2"/>
      <text:p text:style-name="P6">4. <text:span text:style-name="T2">Average of doubles</text:span></text:p>
      <text:p text:style-name="P8"><text:span text:style-name="T2">Reads a sequence of double numbers from the console and finds the average from them.</text:span></text:p>
      <text:p text:style-name="P8"><text:span text:style-name="T2"/></text:p>
      <text:p text:style-name="P6"><text:span text:style-name="T2">5. Min even number</text:span></text:p>
      <text:p text:style-name="P8"><text:span text:style-name="T2">Reads a sequence of numbers from the console and find the min from the even numbers in the sequence.</text:span></text:p>
      <text:p text:style-name="P8"><text:span text:style-name="T2"/></text:p>
      <text:p text:style-name="P6"><text:span text:style-name="T2">6. Find and sum integers</text:span></text:p>
      <text:p text:style-name="P8"><text:span text:style-name="T2">Read a sequence of elements and sum all the integers. Use LINQ.</text:span></text:p>
      <text:p text:style-name="P8"><text:span text:style-name="T2"/></text:p>
      <text:p text:style-name="P6"><text:span text:style-name="T2">7. Map districts</text:span></text:p>
      <text:p text:style-name="P8"><text:span text:style-name="T2">You are given population count of districts in different cities in the format “city:population”. Print all cities with population greater than given bound. Print top 5 districts for a given city. Sort cities and districts by descending popula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Black" svg:font-family="LatoBlack, Arial, Helvetica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6M48S</meta:editing-duration>
    <meta:editing-cycles>4</meta:editing-cycles>
    <meta:generator>LibreOffice/5.4.4.2$Windows_X86_64 LibreOffice_project/2524958677847fb3bb44820e40380acbe820f960</meta:generator>
    <dc:date>2018-07-25T21:10:36.312000000</dc:date>
    <meta:document-statistic meta:table-count="0" meta:image-count="0" meta:object-count="0" meta:page-count="1" meta:paragraph-count="16" meta:word-count="180" meta:character-count="1011" meta:non-whitespace-character-count="846"/>
    <meta:user-defined meta:name="Info 1"/>
    <meta:user-defined meta:name="Info 2"/>
    <meta:user-defined meta:name="Info 3"/>
    <meta:user-defined meta:name="Info 4"/>
  </office:meta>
</office:document-meta>
</file>